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pd1">
      <style:table-cell-properties style:text-align-source="fix" style:repeat-content="fals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pd1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start_time</text:p>
          </table:table-cell>
        </table:table-row>
        <table:table-row table:style-name="ro1">
          <table:table-cell table:style-name="ce3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3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104851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 style:data-style-name="N2" text:time-value="09:02:43.4878929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2-17T09:02:55.796834832</dc:date>
    <meta:editing-duration>PT1H28M27S</meta:editing-duration>
    <meta:editing-cycles>64</meta:editing-cycles>
    <meta:document-statistic meta:table-count="1" meta:cell-count="186" meta:object-count="0"/>
  </office:meta>
</office:document-meta>
</file>